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officeooo:rsid="00071175" officeooo:paragraph-rsid="00071175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08a08c" officeooo:paragraph-rsid="0008a08c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0a12d3" officeooo:paragraph-rsid="000a12d3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0c458f" officeooo:paragraph-rsid="000c0009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0c458f" officeooo:paragraph-rsid="000c458f"/>
    </style:style>
    <style:style style:name="P6" style:family="paragraph" style:parent-style-name="Standard">
      <style:paragraph-properties fo:text-align="start" style:justify-single-word="false"/>
      <style:text-properties fo:language="ru" fo:country="RU" officeooo:rsid="00071175" officeooo:paragraph-rsid="00071175"/>
    </style:style>
    <style:style style:name="P7" style:family="paragraph" style:parent-style-name="Standard">
      <style:paragraph-properties fo:text-align="center" style:justify-single-word="false"/>
      <style:text-properties fo:language="ru" fo:country="RU" officeooo:rsid="00071175" officeooo:paragraph-rsid="00071175"/>
    </style:style>
    <style:style style:name="P8" style:family="paragraph" style:parent-style-name="Standard">
      <style:paragraph-properties fo:text-align="start" style:justify-single-word="false"/>
      <style:text-properties fo:language="ru" fo:country="RU" officeooo:rsid="0008a08c" officeooo:paragraph-rsid="0008a08c"/>
    </style:style>
    <style:style style:name="P9" style:family="paragraph" style:parent-style-name="Standard">
      <style:paragraph-properties fo:text-align="center" style:justify-single-word="false"/>
      <style:text-properties fo:language="ru" fo:country="RU" officeooo:rsid="000a12d3" officeooo:paragraph-rsid="000a12d3"/>
    </style:style>
    <style:style style:name="P10" style:family="paragraph" style:parent-style-name="Standard">
      <style:paragraph-properties fo:text-align="start" style:justify-single-word="false"/>
      <style:text-properties fo:language="ru" fo:country="RU" officeooo:rsid="000a12d3" officeooo:paragraph-rsid="000a12d3"/>
    </style:style>
    <style:style style:name="P11" style:family="paragraph" style:parent-style-name="Standard">
      <style:paragraph-properties fo:text-align="center" style:justify-single-word="false"/>
      <style:text-properties fo:language="ru" fo:country="RU" officeooo:rsid="000c0009" officeooo:paragraph-rsid="000c0009"/>
    </style:style>
    <style:style style:name="P12" style:family="paragraph" style:parent-style-name="Standard">
      <style:paragraph-properties fo:text-align="start" style:justify-single-word="false"/>
      <style:text-properties fo:language="ru" fo:country="RU" officeooo:rsid="000c0009" officeooo:paragraph-rsid="000c0009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officeooo:rsid="000c45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Одномерный массив.</text:p>
      <text:p text:style-name="P7"/>
      <text:p text:style-name="P6">В языке <text:span text:style-name="T1">C</text:span>++ кроме базовых типов разрешено вводить и использовать производные типы полученные на основе базовых. </text:p>
      <text:p text:style-name="P6"/>
      <text:p text:style-name="P6">Массив — это упорядоченная последовательность переменных одного типа расположенная в смежных ячейках памяти. </text:p>
      <text:p text:style-name="P6"/>
      <text:p text:style-name="P6">Каждому элементу отводится одна или несколько ячеек памяти. </text:p>
      <text:p text:style-name="P6">Все элементы имеют одно имя и отличаются индексами.</text:p>
      <text:p text:style-name="P6">Количество элементов массива называется его размером.</text:p>
      <text:p text:style-name="P6"/>
      <text:p text:style-name="P6">Чтобы выделить в памяти нужное количество ячеек для размещения массива необходимо заранее знать его размер.</text:p>
      <text:p text:style-name="P6"/>
      <text:p text:style-name="P6">Резервирование памяти для массива происходит на этапе компиляции.</text:p>
      <text:p text:style-name="P6"/>
      <text:p text:style-name="P6">Определение массива задаётся следующим образом:</text:p>
      <text:p text:style-name="P1">type name[size];</text:p>
      <text:p text:style-name="P1">int a[100];</text:p>
      <text:p text:style-name="P1"/>
      <text:p text:style-name="P6">Элементы массива можно задавать при его определении.</text:p>
      <text:p text:style-name="P1">type name[optional&lt;length&gt;] = {1, 2, 3, … , <text:s/>n};</text:p>
      <text:p text:style-name="P1"/>
      <text:p text:style-name="P7">Обработка одномерных массивов.</text:p>
      <text:p text:style-name="P6">При работе с массивами часто требуется одинаково обрабатывать все элементы или часть элементов массивов. Для этого организуется перебор элементов массива, который характеризуется:</text:p>
      <text:p text:style-name="P6"/>
      <text:p text:style-name="P1">1) <text:span text:style-name="T2">Направление перебора.</text:span></text:p>
      <text:p text:style-name="P6">2) Количество одновременно обрабатываемых элементов.</text:p>
      <text:p text:style-name="P6">3) Характером изменения индексов.</text:p>
      <text:p text:style-name="P6"/>
      <text:p text:style-name="P8">По направлении перебора массив обрабатывается </text:p>
      <text:p text:style-name="P8">1) от начала к концу.</text:p>
      <text:p text:style-name="P8">2) от конца к началу.</text:p>
      <text:p text:style-name="P8">3) с обоих концов к середине.</text:p>
      <text:p text:style-name="P8"/>
      <text:p text:style-name="P8">Индексы могут менятся:</text:p>
      <text:p text:style-name="P2">1) <text:span text:style-name="T2">Линейно(с постоянным шагом)</text:span></text:p>
      <text:p text:style-name="P8">2) Не линейно(с переменным шагом)</text:p>
      <text:p text:style-name="P8"/>
      <text:p text:style-name="P8">примеры: </text:p>
      <text:p text:style-name="P2">1)</text:p>
      <text:p text:style-name="P2">for(int i=0; I&lt;n; i++)</text:p>
      <text:p text:style-name="P2"><text:tab/><text:span text:style-name="T2">обработка </text:span>a[i];</text:p>
      <text:p text:style-name="P2">2)</text:p>
      <text:p text:style-name="P2">for(int I=0; I &lt; n; I += step)</text:p>
      <text:p text:style-name="P2"><text:tab/>handle(a[i]);</text:p>
      <text:p text:style-name="P2">3)</text:p>
      <text:p text:style-name="P2">for(int I = n – 1; i&gt;= 0; i—)</text:p>
      <text:p text:style-name="P2"><text:tab/>handle(a[i]);</text:p>
      <text:p text:style-name="P2"><text:soft-page-break/>4)</text:p>
      <text:p text:style-name="P2">for(int I = n – 1; I &gt;= 0; I -=step)</text:p>
      <text:p text:style-name="P2"><text:tab/>handle(a[i]);</text:p>
      <text:p text:style-name="P2"/>
      <text:p text:style-name="P2"><text:s/></text:p>
      <text:p text:style-name="P1"/>
      <text:p text:style-name="P9">Псевдо-динамические массивы и заполнение массивов с клавиатуры.</text:p>
      <text:p text:style-name="P3"/>
      <text:p text:style-name="P3">const int MAX_SIZE=100;</text:p>
      <text:p text:style-name="P3">int buf[MAX_SIZE];</text:p>
      <text:p text:style-name="P3"/>
      <text:p text:style-name="P3">int n;</text:p>
      <text:p text:style-name="P3">cin &gt;&gt; n;</text:p>
      <text:p text:style-name="P3"/>
      <text:p text:style-name="P3">for(int I = 0; I &lt; n; i++)</text:p>
      <text:p text:style-name="P3"><text:tab/>cin &gt;&gt;buf[i];</text:p>
      <text:p text:style-name="P9">Формирование массива с помощью датчика случайных чисел.</text:p>
      <text:p text:style-name="P3"/>
      <text:p text:style-name="P3">Int a[100];</text:p>
      <text:p text:style-name="P3">int n;</text:p>
      <text:p text:style-name="P3">cin &gt;&gt; n;</text:p>
      <text:p text:style-name="P3">for(int I = 0; I &lt; n; i++) {</text:p>
      <text:p text:style-name="P3"><text:tab/>a[i] = rand()%100-50;</text:p>
      <text:p text:style-name="P3"><text:tab/>cout &lt;&lt; a[i] &lt;&lt; “ “;</text:p>
      <text:p text:style-name="P3">} </text:p>
      <text:p text:style-name="P3"/>
      <text:p text:style-name="P10">функция <text:span text:style-name="T1">rand() </text:span>возвращает псевдо случайное число из диапозона от 0 до 2<text:span text:style-name="T1">^14 – 1.</text:span></text:p>
      <text:p text:style-name="P10"/>
      <text:p text:style-name="P10">Для того, чтобы масштабировать интервал генерации чисел нужно воспользоваться операции взятия остатка от деления.</text:p>
      <text:p text:style-name="P10"/>
      <text:p text:style-name="P10">Найти сумму элементов расположенных на чётных позициях.</text:p>
      <text:p text:style-name="P10"/>
      <text:p text:style-name="P10"/>
      <text:p text:style-name="P3">Int sum = 0;</text:p>
      <text:p text:style-name="P3"/>
      <text:p text:style-name="P3">for(int i=0; I&lt;n; i+=2)</text:p>
      <text:p text:style-name="P3"><text:tab/>sum += a[i];</text:p>
      <text:p text:style-name="P9">Обработка двух элементов массива.</text:p>
      <text:p text:style-name="P10"/>
      <text:p text:style-name="P10">Обрабатывает по два элемента двигаясь с концов</text:p>
      <text:p text:style-name="P3">for(int i=0, j=n-1; i&lt;n; i++, j—)</text:p>
      <text:p text:style-name="P3"><text:tab/>handle(a[i], a[j]);</text:p>
      <text:p text:style-name="P3"/>
      <text:p text:style-name="P10"/>
      <text:p text:style-name="P10">Обрабатывает два соседних. <text:span text:style-name="T1">(a[0] &amp;&amp; a[1]. a[1] &amp;&amp; a[2].)</text:span></text:p>
      <text:p text:style-name="P3">for(int I = 0; I &lt; (n - 1); I++)</text:p>
      <text:p text:style-name="P3"><text:tab/>handle(a[i], a[i+1]);</text:p>
      <text:p text:style-name="P3"/>
      <text:p text:style-name="P10">Обработка двух соседних элементов кол-во итераций / <text:span text:style-name="T1">2(a[0] &amp;&amp; a[1]. a[2] &amp;&amp; a[3]. a[4] &amp;&amp; a[5]);</text:span></text:p>
      <text:p text:style-name="P10"/>
      <text:p text:style-name="P3"><text:soft-page-break/>for(int I = 0; I &lt; n/2 ; I += 2)</text:p>
      <text:p text:style-name="P3"><text:tab/>handle(a[i], a[i+1]);</text:p>
      <text:p text:style-name="P3"/>
      <text:p text:style-name="P11">Классы задач по обработке массивов.</text:p>
      <text:p text:style-name="P12"/>
      <text:p text:style-name="P12">К задачам первого класса относятся задачи, в которых выполняется однотипная обработка всех или указанных элементов массива.</text:p>
      <text:p text:style-name="P12"/>
      <text:p text:style-name="P5">Int sum = 0;</text:p>
      <text:p text:style-name="P5">for(int I = 0; I &lt; n; I++)</text:p>
      <text:p text:style-name="P5"><text:tab/>sum += a[i];</text:p>
      <text:p text:style-name="P12"/>
      <text:p text:style-name="P12">К задачам второго класса относятся задачи, в которых изменяется порядок следования элементов массива.</text:p>
      <text:p text:style-name="P4"/>
      <text:p text:style-name="P4"/>
      <text:p text:style-name="P12"/>
      <text:p text:style-name="P12">К задачам третьего класса относятся задачи, в которых выполняется обработка нескольких массивов или под-массивов одного массива.</text:p>
      <text:p text:style-name="P12"/>
      <text:p text:style-name="P12">Массивы могут обрабатываться по одной схеме(синхронная обработка) или по разным схемам(асинхронная обработка массива)</text:p>
      <text:p text:style-name="P12"/>
      <text:p text:style-name="P12">К задачам четвёртого класса относятся задачи, в которых требуется найти первый элемент массива обладающий некоторым искомым свойством. - <text:span text:style-name="T3">Поисковые задачи.</text:span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2T07:52:39.825000000</meta:creation-date>
    <meta:generator>LibreOffice/7.4.0.3$Windows_X86_64 LibreOffice_project/f85e47c08ddd19c015c0114a68350214f7066f5a</meta:generator>
    <dc:date>2022-10-12T09:09:06.739000000</dc:date>
    <meta:editing-duration>PT1H16M26S</meta:editing-duration>
    <meta:editing-cycles>5</meta:editing-cycles>
    <meta:document-statistic meta:table-count="0" meta:image-count="0" meta:object-count="0" meta:page-count="3" meta:paragraph-count="79" meta:word-count="484" meta:character-count="3171" meta:non-whitespace-character-count="2743"/>
  </office:meta>
</office:document-meta>
</file>